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ngth of Stack comment</text:p>
          </table:table-cell>
          <table:table-cell office:value-type="string" calcext:value-type="string">
            <text:p>Length of GIT issue</text:p>
          </table:table-cell>
          <table:table-cell office:value-type="string" calcext:value-type="string">
            <text:p>Similarity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000" calcext:value-type="float">
            <text:p>4000</text:p>
          </table:table-cell>
          <table:table-cell office:value-type="float" office:value="0.382450499985887" calcext:value-type="float">
            <text:p>0.3824505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1762" calcext:value-type="float">
            <text:p>1762</text:p>
          </table:table-cell>
          <table:table-cell office:value-type="float" office:value="0.250704056797083" calcext:value-type="float">
            <text:p>0.250704056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59" calcext:value-type="float">
            <text:p>1559</text:p>
          </table:table-cell>
          <table:table-cell office:value-type="float" office:value="0.207655691938394" calcext:value-type="float">
            <text:p>0.20765569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01" calcext:value-type="float">
            <text:p>1901</text:p>
          </table:table-cell>
          <table:table-cell office:value-type="float" office:value="0.374004141146079" calcext:value-type="float">
            <text:p>0.3740041411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79" calcext:value-type="float">
            <text:p>1679</text:p>
          </table:table-cell>
          <table:table-cell office:value-type="float" office:value="0.498757682304159" calcext:value-type="float">
            <text:p>0.498757682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8" calcext:value-type="float">
            <text:p>1458</text:p>
          </table:table-cell>
          <table:table-cell office:value-type="float" office:value="0.0815564312082486" calcext:value-type="float">
            <text:p>0.081556431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41" calcext:value-type="float">
            <text:p>341</text:p>
          </table:table-cell>
          <table:table-cell office:value-type="float" office:value="0.487121671252654" calcext:value-type="float">
            <text:p>0.487121671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55" calcext:value-type="float">
            <text:p>455</text:p>
          </table:table-cell>
          <table:table-cell office:value-type="float" office:value="0.289828177203009" calcext:value-type="float">
            <text:p>0.2898281772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274" calcext:value-type="float">
            <text:p>274</text:p>
          </table:table-cell>
          <table:table-cell office:value-type="float" office:value="0.161244595089877" calcext:value-type="float">
            <text:p>0.1612445951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27" calcext:value-type="float">
            <text:p>627</text:p>
          </table:table-cell>
          <table:table-cell office:value-type="float" office:value="0.376956715251616" calcext:value-type="float">
            <text:p>0.376956715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98" calcext:value-type="float">
            <text:p>198</text:p>
          </table:table-cell>
          <table:table-cell office:value-type="float" office:value="0.453212492778519" calcext:value-type="float">
            <text:p>0.4532124928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85" calcext:value-type="float">
            <text:p>485</text:p>
          </table:table-cell>
          <table:table-cell office:value-type="float" office:value="0.368169104318607" calcext:value-type="float">
            <text:p>0.36816910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5" calcext:value-type="float">
            <text:p>1445</text:p>
          </table:table-cell>
          <table:table-cell office:value-type="float" office:value="0.274485794888977" calcext:value-type="float">
            <text:p>0.274485794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400" calcext:value-type="float">
            <text:p>1400</text:p>
          </table:table-cell>
          <table:table-cell office:value-type="float" office:value="0.508151639954037" calcext:value-type="float">
            <text:p>0.5081516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78" calcext:value-type="float">
            <text:p>378</text:p>
          </table:table-cell>
          <table:table-cell office:value-type="float" office:value="0.294533920208983" calcext:value-type="float">
            <text:p>0.294533920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78" calcext:value-type="float">
            <text:p>578</text:p>
          </table:table-cell>
          <table:table-cell office:value-type="float" office:value="0.436628339837397" calcext:value-type="float">
            <text:p>0.436628339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05" calcext:value-type="float">
            <text:p>2205</text:p>
          </table:table-cell>
          <table:table-cell office:value-type="float" office:value="0.538708976677672" calcext:value-type="float">
            <text:p>0.538708976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10" calcext:value-type="float">
            <text:p>810</text:p>
          </table:table-cell>
          <table:table-cell office:value-type="float" office:value="0.633734131409033" calcext:value-type="float">
            <text:p>0.6337341314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179" calcext:value-type="float">
            <text:p>2179</text:p>
          </table:table-cell>
          <table:table-cell office:value-type="float" office:value="0.420125768312013" calcext:value-type="float">
            <text:p>0.420125768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7" calcext:value-type="float">
            <text:p>127</text:p>
          </table:table-cell>
          <table:table-cell office:value-type="float" office:value="0.0382919790533742" calcext:value-type="float">
            <text:p>0.03829197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38" calcext:value-type="float">
            <text:p>1138</text:p>
          </table:table-cell>
          <table:table-cell office:value-type="float" office:value="0.303981627409361" calcext:value-type="float">
            <text:p>0.3039816274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269" calcext:value-type="float">
            <text:p>269</text:p>
          </table:table-cell>
          <table:table-cell office:value-type="float" office:value="0.276425048137601" calcext:value-type="float">
            <text:p>0.276425048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32" calcext:value-type="float">
            <text:p>1432</text:p>
          </table:table-cell>
          <table:table-cell office:value-type="float" office:value="0.626813134904321" calcext:value-type="float">
            <text:p>0.626813134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2" calcext:value-type="float">
            <text:p>252</text:p>
          </table:table-cell>
          <table:table-cell office:value-type="float" office:value="0.152605076156552" calcext:value-type="float">
            <text:p>0.15260507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04" calcext:value-type="float">
            <text:p>604</text:p>
          </table:table-cell>
          <table:table-cell office:value-type="float" office:value="0.144071408916234" calcext:value-type="float">
            <text:p>0.144071408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8" calcext:value-type="float">
            <text:p>108</text:p>
          </table:table-cell>
          <table:table-cell office:value-type="float" office:value="0.270043346234894" calcext:value-type="float">
            <text:p>0.270043346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1" calcext:value-type="float">
            <text:p>211</text:p>
          </table:table-cell>
          <table:table-cell office:value-type="float" office:value="0.239616919149261" calcext:value-type="float">
            <text:p>0.23961691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29" calcext:value-type="float">
            <text:p>629</text:p>
          </table:table-cell>
          <table:table-cell office:value-type="float" office:value="0.265123620615101" calcext:value-type="float">
            <text:p>0.265123620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08" calcext:value-type="float">
            <text:p>508</text:p>
          </table:table-cell>
          <table:table-cell office:value-type="float" office:value="0.18687045376193" calcext:value-type="float">
            <text:p>0.186870453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178" calcext:value-type="float">
            <text:p>2178</text:p>
          </table:table-cell>
          <table:table-cell office:value-type="float" office:value="0.560925635177723" calcext:value-type="float">
            <text:p>0.560925635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38" calcext:value-type="float">
            <text:p>1138</text:p>
          </table:table-cell>
          <table:table-cell office:value-type="float" office:value="0.272793101769388" calcext:value-type="float">
            <text:p>0.2727931018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920" calcext:value-type="float">
            <text:p>920</text:p>
          </table:table-cell>
          <table:table-cell office:value-type="float" office:value="0.331535692385558" calcext:value-type="float">
            <text:p>0.331535692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8" calcext:value-type="float">
            <text:p>168</text:p>
          </table:table-cell>
          <table:table-cell office:value-type="float" office:value="0.254352168087682" calcext:value-type="float">
            <text:p>0.2543521681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" calcext:value-type="float">
            <text:p>1456</text:p>
          </table:table-cell>
          <table:table-cell office:value-type="float" office:value="0.205467345151172" calcext:value-type="float">
            <text:p>0.20546734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95" calcext:value-type="float">
            <text:p>1395</text:p>
          </table:table-cell>
          <table:table-cell office:value-type="float" office:value="0.240618780810615" calcext:value-type="float">
            <text:p>0.240618780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15" calcext:value-type="float">
            <text:p>615</text:p>
          </table:table-cell>
          <table:table-cell office:value-type="float" office:value="0.740890722079615" calcext:value-type="float">
            <text:p>0.740890722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333" calcext:value-type="float">
            <text:p>2333</text:p>
          </table:table-cell>
          <table:table-cell office:value-type="float" office:value="0.70667688457057" calcext:value-type="float">
            <text:p>0.7066768846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591" calcext:value-type="float">
            <text:p>591</text:p>
          </table:table-cell>
          <table:table-cell office:value-type="float" office:value="0.150631342575504" calcext:value-type="float">
            <text:p>0.15063134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5" calcext:value-type="float">
            <text:p>195</text:p>
          </table:table-cell>
          <table:table-cell office:value-type="float" office:value="0.196767587177313" calcext:value-type="float">
            <text:p>0.196767587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45" calcext:value-type="float">
            <text:p>1045</text:p>
          </table:table-cell>
          <table:table-cell office:value-type="float" office:value="0.175467696685052" calcext:value-type="float">
            <text:p>0.1754676967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95" calcext:value-type="float">
            <text:p>1195</text:p>
          </table:table-cell>
          <table:table-cell office:value-type="float" office:value="0.231218121696613" calcext:value-type="float">
            <text:p>0.231218121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75" calcext:value-type="float">
            <text:p>675</text:p>
          </table:table-cell>
          <table:table-cell office:value-type="float" office:value="0.332275386225378" calcext:value-type="float">
            <text:p>0.332275386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450" calcext:value-type="float">
            <text:p>450</text:p>
          </table:table-cell>
          <table:table-cell office:value-type="float" office:value="0.89416653903722" calcext:value-type="float">
            <text:p>0.89416653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81" calcext:value-type="float">
            <text:p>381</text:p>
          </table:table-cell>
          <table:table-cell office:value-type="float" office:value="0.0640020480983092" calcext:value-type="float">
            <text:p>0.064002048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24" calcext:value-type="float">
            <text:p>624</text:p>
          </table:table-cell>
          <table:table-cell office:value-type="float" office:value="0.688872892702975" calcext:value-type="float">
            <text:p>0.6888728927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442" calcext:value-type="float">
            <text:p>442</text:p>
          </table:table-cell>
          <table:table-cell office:value-type="float" office:value="0.359437641271504" calcext:value-type="float">
            <text:p>0.3594376413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float" office:value="713" calcext:value-type="float">
            <text:p>713</text:p>
          </table:table-cell>
          <table:table-cell office:value-type="float" office:value="0.421568412288312" calcext:value-type="float">
            <text:p>0.421568412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19" calcext:value-type="float">
            <text:p>1819</text:p>
          </table:table-cell>
          <table:table-cell office:value-type="float" office:value="0.161555971434432" calcext:value-type="float">
            <text:p>0.16155597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office:value-type="float" office:value="0.371668895922545" calcext:value-type="float">
            <text:p>0.371668895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617" calcext:value-type="float">
            <text:p>1617</text:p>
          </table:table-cell>
          <table:table-cell office:value-type="float" office:value="0.249156814675946" calcext:value-type="float">
            <text:p>0.249156814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029" calcext:value-type="float">
            <text:p>2029</text:p>
          </table:table-cell>
          <table:table-cell office:value-type="float" office:value="0.26688218462457" calcext:value-type="float">
            <text:p>0.266882184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4" calcext:value-type="float">
            <text:p>104</text:p>
          </table:table-cell>
          <table:table-cell office:value-type="float" office:value="0.192541069780213" calcext:value-type="float">
            <text:p>0.192541069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61" calcext:value-type="float">
            <text:p>1461</text:p>
          </table:table-cell>
          <table:table-cell office:value-type="float" office:value="0.101389724978691" calcext:value-type="float">
            <text:p>0.1013897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33" calcext:value-type="float">
            <text:p>533</text:p>
          </table:table-cell>
          <table:table-cell office:value-type="float" office:value="0.367065174192899" calcext:value-type="float">
            <text:p>0.3670651742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705" calcext:value-type="float">
            <text:p>1705</text:p>
          </table:table-cell>
          <table:table-cell office:value-type="float" office:value="0.361353665556563" calcext:value-type="float">
            <text:p>0.36135366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9" calcext:value-type="float">
            <text:p>319</text:p>
          </table:table-cell>
          <table:table-cell office:value-type="float" office:value="0.107343531453255" calcext:value-type="float">
            <text:p>0.107343531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967" calcext:value-type="float">
            <text:p>967</text:p>
          </table:table-cell>
          <table:table-cell office:value-type="float" office:value="0.487154772442558" calcext:value-type="float">
            <text:p>0.4871547724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869" calcext:value-type="float">
            <text:p>869</text:p>
          </table:table-cell>
          <table:table-cell office:value-type="float" office:value="0.346451227190337" calcext:value-type="float">
            <text:p>0.3464512272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72" calcext:value-type="float">
            <text:p>772</text:p>
          </table:table-cell>
          <table:table-cell office:value-type="float" office:value="0.512335412159538" calcext:value-type="float">
            <text:p>0.512335412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42" calcext:value-type="float">
            <text:p>342</text:p>
          </table:table-cell>
          <table:table-cell office:value-type="float" office:value="0.218615867320759" calcext:value-type="float">
            <text:p>0.2186158673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18" calcext:value-type="float">
            <text:p>418</text:p>
          </table:table-cell>
          <table:table-cell office:value-type="float" office:value="0.529502681718316" calcext:value-type="float">
            <text:p>0.5295026817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1121" calcext:value-type="float">
            <text:p>1121</text:p>
          </table:table-cell>
          <table:table-cell office:value-type="float" office:value="0.147944606453546" calcext:value-type="float">
            <text:p>0.147944606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54" calcext:value-type="float">
            <text:p>854</text:p>
          </table:table-cell>
          <table:table-cell office:value-type="float" office:value="0.353783739022753" calcext:value-type="float">
            <text:p>0.35378373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55" calcext:value-type="float">
            <text:p>655</text:p>
          </table:table-cell>
          <table:table-cell office:value-type="float" office:value="0.0829402823203315" calcext:value-type="float">
            <text:p>0.08294028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96" calcext:value-type="float">
            <text:p>496</text:p>
          </table:table-cell>
          <table:table-cell office:value-type="float" office:value="0.0867064697904306" calcext:value-type="float">
            <text:p>0.086706469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65" calcext:value-type="float">
            <text:p>665</text:p>
          </table:table-cell>
          <table:table-cell office:value-type="float" office:value="0.303975744898652" calcext:value-type="float">
            <text:p>0.303975744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75" calcext:value-type="float">
            <text:p>875</text:p>
          </table:table-cell>
          <table:table-cell office:value-type="float" office:value="0.345543345258565" calcext:value-type="float">
            <text:p>0.3455433453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66" calcext:value-type="float">
            <text:p>666</text:p>
          </table:table-cell>
          <table:table-cell office:value-type="float" office:value="0.291687517004006" calcext:value-type="float">
            <text:p>0.29168751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77" calcext:value-type="float">
            <text:p>177</text:p>
          </table:table-cell>
          <table:table-cell office:value-type="float" office:value="0.113785830398916" calcext:value-type="float">
            <text:p>0.1137858304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692" calcext:value-type="float">
            <text:p>1692</text:p>
          </table:table-cell>
          <table:table-cell office:value-type="float" office:value="0.394034462826206" calcext:value-type="float">
            <text:p>0.39403446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6" calcext:value-type="float">
            <text:p>256</text:p>
          </table:table-cell>
          <table:table-cell office:value-type="float" office:value="0.194665705356915" calcext:value-type="float">
            <text:p>0.19466570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7" calcext:value-type="float">
            <text:p>307</text:p>
          </table:table-cell>
          <table:table-cell office:value-type="float" office:value="0.144831030505414" calcext:value-type="float">
            <text:p>0.144831030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13" calcext:value-type="float">
            <text:p>813</text:p>
          </table:table-cell>
          <table:table-cell office:value-type="float" office:value="0.243243243243243" calcext:value-type="float">
            <text:p>0.243243243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7" calcext:value-type="float">
            <text:p>887</text:p>
          </table:table-cell>
          <table:table-cell office:value-type="float" office:value="0.4280234047483" calcext:value-type="float">
            <text:p>0.428023404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66" calcext:value-type="float">
            <text:p>266</text:p>
          </table:table-cell>
          <table:table-cell office:value-type="float" office:value="0.111976335403524" calcext:value-type="float">
            <text:p>0.111976335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81" calcext:value-type="float">
            <text:p>281</text:p>
          </table:table-cell>
          <table:table-cell office:value-type="float" office:value="0.36034580373601" calcext:value-type="float">
            <text:p>0.36034580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3" calcext:value-type="float">
            <text:p>43</text:p>
          </table:table-cell>
          <table:table-cell office:value-type="float" office:value="0.0685591170191061" calcext:value-type="float">
            <text:p>0.06855911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334" calcext:value-type="float">
            <text:p>1334</text:p>
          </table:table-cell>
          <table:table-cell office:value-type="float" office:value="0.114271607550576" calcext:value-type="float">
            <text:p>0.114271607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61" calcext:value-type="float">
            <text:p>761</text:p>
          </table:table-cell>
          <table:table-cell office:value-type="float" office:value="0.588690136193479" calcext:value-type="float">
            <text:p>0.588690136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52" calcext:value-type="float">
            <text:p>52</text:p>
          </table:table-cell>
          <table:table-cell office:value-type="float" office:value="0.17284423995956" calcext:value-type="float">
            <text:p>0.172844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8" calcext:value-type="float">
            <text:p>88</text:p>
          </table:table-cell>
          <table:table-cell office:value-type="float" office:value="0.223957004382342" calcext:value-type="float">
            <text:p>0.22395700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65" calcext:value-type="float">
            <text:p>165</text:p>
          </table:table-cell>
          <table:table-cell office:value-type="float" office:value="0.0832250378576479" calcext:value-type="float">
            <text:p>0.083225037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26" calcext:value-type="float">
            <text:p>626</text:p>
          </table:table-cell>
          <table:table-cell office:value-type="float" office:value="0.229365234732508" calcext:value-type="float">
            <text:p>0.22936523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6" calcext:value-type="float">
            <text:p>216</text:p>
          </table:table-cell>
          <table:table-cell office:value-type="float" office:value="0.162392450615408" calcext:value-type="float">
            <text:p>0.162392450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0.14197455728409" calcext:value-type="float">
            <text:p>0.14197455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50:57.423799705</meta:creation-date>
    <dc:date>2018-07-17T20:55:54.842803356</dc:date>
    <meta:editing-duration>P0D</meta:editing-duration>
    <meta:editing-cycles>1</meta:editing-cycles>
    <meta:document-statistic meta:table-count="1" meta:cell-count="270" meta:object-count="0"/>
    <meta:generator>LibreOffice/4.2.8.2$Linux_X86_64 LibreOffice_project/420m0$Build-2</meta:generator>
  </office:meta>
</office:document-meta>
</file>